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ject 3 precis</text:p>
      <text:p text:style-name="Standard"/>
      <text:p text:style-name="Standard">Team: Robot Unicorn</text:p>
      <text:p text:style-name="Standard">Matthew Chum-Lum, Budi Waskita, Arunanshu Roy</text:p>
      <text:p text:style-name="Standard"/>
      <text:p text:style-name="Standard"/>
      <text:p text:style-name="Standard">Part 1</text:p>
      <text:p text:style-name="Standard"/>
      <text:p text:style-name="Standard">Representing Robot Pose Uncertainty</text:p>
      <text:p text:style-name="Standard"/>
      <text:p text:style-name="Standard">Initialization functions:</text:p>
      <text:p text:style-name="Standard"/>
      <text:p text:style-name="Standard">Two functions have been defined to initialize the poses based on a starting estimate.</text:p>
      <text:p text:style-name="Standard"/>
      <text:p text:style-name="Standard">Uniform initialization spreads the poses in a range specified by (x_min, x_max), (y_min, y_max) and</text:p>
      <text:p text:style-name="Standard">(theta_min, theta_max) with uniform probability.</text:p>
      <text:p text:style-name="Standard"/>
      <text:p text:style-name="Standard">The Gaussian initialization is used to initialize poses based on the input mean and variance in x, y and theta. The Gaussian numbers in this function are generated efficiently using a Box-Muller transform. </text:p>
      <text:p text:style-name="Standard"/>
      <text:p text:style-name="P1">Motion Model:</text:p>
      <text:p text:style-name="Standard"/>
      <text:p text:style-name="Standard">The simple motion model discussed in class has been implemented. The motion model accounts for the effects of imperfect odometry as follows.</text:p>
      <text:p text:style-name="Standard"/>
      <text:p text:style-name="Standard">For a small displacement, the motion is decomposed into 3 parts – an initial turn with no linear displacement, linear displacement with no turning and finally a turn without linear displacement to get the correct theta in the final pose.</text:p>
      <text:p text:style-name="Standard"/>
      <text:p text:style-name="Standard">The errors in each of these steps in modeled as a Gaussian error and is randomly chosen again using Gaussian numbers generated by the Box Muller transform.</text:p>
      <text:p text:style-name="Standard"/>
      <text:p text:style-name="Standard">This motion model has been tested for simple cases and seen to work properly. The parameters for the motion model are mean linear error, variance in linear error, mean angular displacement error, variance in angular displacement error. These are specified in a configuration file for easy parameter tweaking.</text:p>
      <text:p text:style-name="Standard"/>
      <text:p text:style-name="Standard"><text:s/>The poses generated by the motion model are displayed in rviz using a pose array.</text:p>
      <text:p text:style-name="Standard"/>
      <text:p text:style-name="P1">Sensor Model:</text:p>
      <text:p text:style-name="Standard"/>
      <text:p text:style-name="Standard">The sensor model takes in laser scan data and the current set of poses in an effort to correct for errors in odometry. Twenty-five beams are selected and simulated from each pose in the working set, utilizing a likelihood field constructed with the previous project's distance function. Each pose is assigned a weight based on how well the simulated scan correlates with the likelihood field. </text:p>
      <text:p text:style-name="Standard"/>
      <text:p text:style-name="Standard">The linear algorithm described in class is used to resample from the working set of poses, resulting in a larger or smaller sample size depending on how well localized the working set is. A Gaussian error is applied while resampling to introduce necessary noise into the estimated positions.</text:p>
      <text:p text:style-name="Standard"/>
      <text:p text:style-name="Standard"><text:soft-page-break/>A simple algorithm determines which of the pose estimates best reflects the position of the robot. This is done by discretizing the world into a three dimensional grid of x, y, and theta, and then selecting the average pose from the grid cell containing the greatest number of poses. Our implementation leverages simple string comparison functions to simplify the process.</text:p>
      <text:p text:style-name="Standard"/>
      <text:p text:style-name="Standard">This sensor model has been tested for simple cases with a tuned set of parameters. Further tuning would achieve better result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Arunanshu </meta:initial-creator>
    <meta:creation-date>2010-11-11T12:46:28</meta:creation-date>
    <dc:date>2010-11-11T14:36:57</dc:date>
    <dc:creator>Matthew Chun-Lum</dc:creator>
    <meta:editing-duration>PT00H31M54S</meta:editing-duration>
    <meta:editing-cycles>3</meta:editing-cycles>
    <meta:generator>OpenOffice.org/3.1$Unix OpenOffice.org_project/310m19$Build-9420</meta:generator>
    <meta:document-statistic meta:table-count="0" meta:image-count="0" meta:object-count="0" meta:page-count="2" meta:paragraph-count="21" meta:word-count="437" meta:character-count="2715"/>
  </office:meta>
</office:document-meta>
</file>